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c7f4" officeooo:paragraph-rsid="0001c7f4"/>
    </style:style>
    <style:style style:name="P2" style:family="paragraph" style:parent-style-name="Standard">
      <style:paragraph-properties fo:text-align="start" style:justify-single-word="false"/>
      <style:text-properties fo:color="#ffff00" loext:opacity="100%" style:font-name="Liberation Mono" officeooo:rsid="0001c7f4" officeooo:paragraph-rsid="0001c7f4" fo:background-color="#000000"/>
    </style:style>
    <style:style style:name="P3" style:family="paragraph" style:parent-style-name="Standard">
      <style:paragraph-properties fo:text-align="start" style:justify-single-word="false"/>
      <style:text-properties style:font-name="Liberation Mono" officeooo:rsid="0001c7f4" officeooo:paragraph-rsid="0001c7f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1c7f4" officeooo:paragraph-rsid="0001c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lseq pipeline</text:p>
      <text:p text:style-name="P1"/>
      <text:p text:style-name="P1">Project structure overview</text:p>
      <text:p text:style-name="P1"/>
      <text:p text:style-name="P2">/poolseq_project/</text:p>
      <text:p text:style-name="P2">├── raw_data/ <text:s text:c="13"/># Original FastQ files</text:p>
      <text:p text:style-name="P2">├── fastqc/ <text:s text:c="15"/># Quality reports</text:p>
      <text:p text:style-name="P2">├── trimmed/ <text:s text:c="14"/># Trimmed FastQ files</text:p>
      <text:p text:style-name="P2">├── aligned/ <text:s text:c="14"/># Alignment files (sai, sam, bam)</text:p>
      <text:p text:style-name="P2">├── sorted/ <text:s text:c="15"/># Sorted BAM files</text:p>
      <text:p text:style-name="P2">├── pileups/ <text:s text:c="14"/># Pileup files</text:p>
      <text:p text:style-name="P2">├── variants/ <text:s text:c="13"/># Final variant calls</text:p>
      <text:p text:style-name="P2">├── scripts/ <text:s text:c="14"/># Your SLURM scripts</text:p>
      <text:p text:style-name="P2">│ <text:s text:c="2"/>├── 01_fastqc.sh</text:p>
      <text:p text:style-name="P2">│ <text:s text:c="2"/>├── 02_trimming.sh</text:p>
      <text:p text:style-name="P2">│ <text:s text:c="2"/>├── 03_alignment.sh</text:p>
      <text:p text:style-name="P2">│ <text:s text:c="2"/>├── 04_sam_to_bam.sh</text:p>
      <text:p text:style-name="P2">│ <text:s text:c="2"/>├── 05_sort_index.sh</text:p>
      <text:p text:style-name="P2">│ <text:s text:c="2"/>├── 06_pileup.sh</text:p>
      <text:p text:style-name="P2">│ <text:s text:c="2"/>└── 07_variant_calling.sh</text:p>
      <text:p text:style-name="P2">└── logs/ <text:s text:c="17"/># SLURM output logs</text:p>
      <text:p text:style-name="P3"/>
      <text:p text:style-name="P4">Step 1. FastQC Quality control: 01_fastqc.sh</text:p>
      <text:p text:style-name="P4"/>
      <text:p text:style-name="P4">#!/bin/bash</text:p>
      <text:p text:style-name="P4">#SBATCH --job-name=fastqc</text:p>
      <text:p text:style-name="P4">#SBATCH --output=logs/fastqc_%j.out</text:p>
      <text:p text:style-name="P4">#SBATCH --error=logs/fastqc_%j.err</text:p>
      <text:p text:style-name="P4">#SBATCH --time=2:00:00</text:p>
      <text:p text:style-name="P4">#SBATCH --mem=4G</text:p>
      <text:p text:style-name="P4">#SBATCH --cpus-per-task=2</text:p>
      <text:p text:style-name="P4"/>
      <text:p text:style-name="P4">module load fastqc</text:p>
      <text:p text:style-name="P4"/>
      <text:p text:style-name="P4">for file in raw_data/*.fastq.gz; do</text:p>
      <text:p text:style-name="P4"><text:s text:c="4"/>fastqc $file -o fastqc/</text:p>
      <text:p text:style-name="P4">done</text:p>
      <text:p text:style-name="P4"/>
      <text:p text:style-name="P4">Step 2. Trimming: 02_trimming.sh</text:p>
      <text:p text:style-name="P4"/>
      <text:p text:style-name="P4">#!/bin/bash</text:p>
      <text:p text:style-name="P4">#SBATCH --job-name=trimming</text:p>
      <text:p text:style-name="P4">#SBATCH --output=logs/trimming_%j.out</text:p>
      <text:p text:style-name="P4">#SBATCH --error=logs/trimming_%j.err</text:p>
      <text:p text:style-name="P4">#SBATCH --time=4:00:00</text:p>
      <text:p text:style-name="P4">#SBATCH --mem=8G</text:p>
      <text:p text:style-name="P4">#SBATCH --cpus-per-task=4</text:p>
      <text:p text:style-name="P4"/>
      <text:p text:style-name="P4">module load trimmomatic</text:p>
      <text:p text:style-name="P4"><text:soft-page-break/></text:p>
      <text:p text:style-name="P4">for file in raw_data/*_R1.fastq.gz; do</text:p>
      <text:p text:style-name="P4"><text:s text:c="4"/>base=$(basename $file _R1.fastq.gz)</text:p>
      <text:p text:style-name="P4"><text:s text:c="4"/>trimmomatic PE -threads 4 \</text:p>
      <text:p text:style-name="P4"><text:s text:c="8"/>raw_data/${base}_R1.fastq.gz raw_data/${base}_R2.fastq.gz \</text:p>
      <text:p text:style-name="P4"><text:s text:c="8"/>trimmed/${base}_R1_trimmed.fastq.gz trimmed/${base}_R1_unpaired.fastq.gz \</text:p>
      <text:p text:style-name="P4"><text:s text:c="8"/>trimmed/${base}_R2_trimmed.fastq.gz trimmed/${base}_R2_unpaired.fastq.gz \</text:p>
      <text:p text:style-name="P4"><text:s text:c="8"/>ILLUMINACLIP:/path/to/adapters.fa:2:30:10 \</text:p>
      <text:p text:style-name="P4"><text:s text:c="8"/>LEADING:3 TRAILING:3 SLIDINGWINDOW:4:15 MINLEN:36</text:p>
      <text:p text:style-name="P4">done</text:p>
      <text:p text:style-name="P4"/>
      <text:p text:style-name="P4">2. Trimming (02_trimming.sh)</text:p>
      <text:p text:style-name="P4">bash</text:p>
      <text:p text:style-name="P4">#!/bin/bash</text:p>
      <text:p text:style-name="P4">#SBATCH --job-name=trimming</text:p>
      <text:p text:style-name="P4">#SBATCH --output=logs/trimming_%j.out</text:p>
      <text:p text:style-name="P4">#SBATCH --error=logs/trimming_%j.err</text:p>
      <text:p text:style-name="P4">#SBATCH --time=4:00:00</text:p>
      <text:p text:style-name="P4">#SBATCH --mem=8G</text:p>
      <text:p text:style-name="P4">#SBATCH --cpus-per-task=4</text:p>
      <text:p text:style-name="P4"/>
      <text:p text:style-name="P4">module load trimmomatic</text:p>
      <text:p text:style-name="P4"/>
      <text:p text:style-name="P4">for file in raw_data/*_R1.fastq.gz; do</text:p>
      <text:p text:style-name="P4"><text:s text:c="4"/>base=$(basename $file _R1.fastq.gz)</text:p>
      <text:p text:style-name="P4"><text:s text:c="4"/>trimmomatic PE -threads 4 \</text:p>
      <text:p text:style-name="P4"><text:s text:c="8"/>raw_data/${base}_R1.fastq.gz raw_data/${base}_R2.fastq.gz \</text:p>
      <text:p text:style-name="P4"><text:s text:c="8"/>trimmed/${base}_R1_trimmed.fastq.gz trimmed/${base}_R1_unpaired.fastq.gz \</text:p>
      <text:p text:style-name="P4"><text:s text:c="8"/>trimmed/${base}_R2_trimmed.fastq.gz trimmed/${base}_R2_unpaired.fastq.gz \</text:p>
      <text:p text:style-name="P4"><text:s text:c="8"/>ILLUMINACLIP:/path/to/adapters.fa:2:30:10 \</text:p>
      <text:p text:style-name="P4"><text:s text:c="8"/>LEADING:3 TRAILING:3 SLIDINGWINDOW:4:15 MINLEN:36</text:p>
      <text:p text:style-name="P4">done</text:p>
      <text:p text:style-name="P4">3. Alignment (03_alignment.sh)</text:p>
      <text:p text:style-name="P4">bash</text:p>
      <text:p text:style-name="P4">#!/bin/bash</text:p>
      <text:p text:style-name="P4">#SBATCH --job-name=alignment</text:p>
      <text:p text:style-name="P4">#SBATCH --output=logs/alignment_%j.out</text:p>
      <text:p text:style-name="P4">#SBATCH --error=logs/alignment_%j.err</text:p>
      <text:p text:style-name="P4">#SBATCH --time=12:00:00</text:p>
      <text:p text:style-name="P4">#SBATCH --mem=16G</text:p>
      <text:p text:style-name="P4">#SBATCH --cpus-per-task=8</text:p>
      <text:p text:style-name="P4"/>
      <text:p text:style-name="P4">module load bwa</text:p>
      <text:p text:style-name="P4"/>
      <text:p text:style-name="P4">REFERENCE=/path/to/reference_genome.fa</text:p>
      <text:p text:style-name="P4"/>
      <text:p text:style-name="P4">for file in trimmed/*_R1_trimmed.fastq.gz; do</text:p>
      <text:p text:style-name="P4"><text:s text:c="4"/>base=$(basename $file _R1_trimmed.fastq.gz)</text:p>
      <text:p text:style-name="P4"><text:soft-page-break/><text:s text:c="4"/>bwa aln -t 8 $REFERENCE trimmed/${base}_R1_trimmed.fastq.gz &gt; aligned/${base}_R1.sai</text:p>
      <text:p text:style-name="P4"><text:s text:c="4"/>bwa aln -t 8 $REFERENCE trimmed/${base}_R2_trimmed.fastq.gz &gt; aligned/${base}_R2.sai</text:p>
      <text:p text:style-name="P4"><text:s text:c="4"/>bwa sampe $REFERENCE \</text:p>
      <text:p text:style-name="P4"><text:s text:c="8"/>aligned/${base}_R1.sai aligned/${base}_R2.sai \</text:p>
      <text:p text:style-name="P4"><text:s text:c="8"/>trimmed/${base}_R1_trimmed.fastq.gz trimmed/${base}_R2_trimmed.fastq.gz \</text:p>
      <text:p text:style-name="P4"><text:s text:c="8"/>&gt; aligned/${base}.sam</text:p>
      <text:p text:style-name="P4">done</text:p>
      <text:p text:style-name="P4">4. SAM to BAM Conversion (04_sam_to_bam.sh)</text:p>
      <text:p text:style-name="P4">bash</text:p>
      <text:p text:style-name="P4">#!/bin/bash</text:p>
      <text:p text:style-name="P4">#SBATCH --job-name=sam2bam</text:p>
      <text:p text:style-name="P4">#SBATCH --output=logs/sam2bam_%j.out</text:p>
      <text:p text:style-name="P4">#SBATCH --error=logs/sam2bam_%j.err</text:p>
      <text:p text:style-name="P4">#SBATCH --time=4:00:00</text:p>
      <text:p text:style-name="P4">#SBATCH --mem=8G</text:p>
      <text:p text:style-name="P4">#SBATCH --cpus-per-task=2</text:p>
      <text:p text:style-name="P4"/>
      <text:p text:style-name="P4">module load samtools</text:p>
      <text:p text:style-name="P4"/>
      <text:p text:style-name="P4">for file in aligned/*.sam; do</text:p>
      <text:p text:style-name="P4"><text:s text:c="4"/>base=$(basename $file .sam)</text:p>
      <text:p text:style-name="P4"><text:s text:c="4"/>samtools view -bS $file &gt; aligned/${base}.bam</text:p>
      <text:p text:style-name="P4">done</text:p>
      <text:p text:style-name="P4">5. Sorting and Indexing (05_sort_index.sh)</text:p>
      <text:p text:style-name="P4">bash</text:p>
      <text:p text:style-name="P4">#!/bin/bash</text:p>
      <text:p text:style-name="P4">#SBATCH --job-name=sort_index</text:p>
      <text:p text:style-name="P4">#SBATCH --output=logs/sort_index_%j.out</text:p>
      <text:p text:style-name="P4">#SBATCH --error=logs/sort_index_%j.err</text:p>
      <text:p text:style-name="P4">#SBATCH --time=6:00:00</text:p>
      <text:p text:style-name="P4">#SBATCH --mem=8G</text:p>
      <text:p text:style-name="P4">#SBATCH --cpus-per-task=2</text:p>
      <text:p text:style-name="P4"/>
      <text:p text:style-name="P4">module load samtools</text:p>
      <text:p text:style-name="P4"/>
      <text:p text:style-name="P4">for file in aligned/*.bam; do</text:p>
      <text:p text:style-name="P4"><text:s text:c="4"/>base=$(basename $file .bam)</text:p>
      <text:p text:style-name="P4"><text:s text:c="4"/>samtools sort $file -o sorted/${base}_sorted.bam</text:p>
      <text:p text:style-name="P4"><text:s text:c="4"/>samtools index sorted/${base}_sorted.bam</text:p>
      <text:p text:style-name="P4">done</text:p>
      <text:p text:style-name="P4">6. Pileup Generation (06_pileup.sh)</text:p>
      <text:p text:style-name="P4">bash</text:p>
      <text:p text:style-name="P4">#!/bin/bash</text:p>
      <text:p text:style-name="P4">#SBATCH --job-name=pileup</text:p>
      <text:p text:style-name="P4">#SBATCH --output=logs/pileup_%j.out</text:p>
      <text:p text:style-name="P4">#SBATCH --error=logs/pileup_%j.err</text:p>
      <text:p text:style-name="P4">#SBATCH --time=8:00:00</text:p>
      <text:p text:style-name="P4"><text:soft-page-break/>#SBATCH --mem=16G</text:p>
      <text:p text:style-name="P4">#SBATCH --cpus-per-task=4</text:p>
      <text:p text:style-name="P4"/>
      <text:p text:style-name="P4">module load samtools</text:p>
      <text:p text:style-name="P4"/>
      <text:p text:style-name="P4">REFERENCE=/path/to/reference_genome.fa</text:p>
      <text:p text:style-name="P4"/>
      <text:p text:style-name="P4">for file in sorted/*_sorted.bam; do</text:p>
      <text:p text:style-name="P4"><text:s text:c="4"/>base=$(basename $file _sorted.bam)</text:p>
      <text:p text:style-name="P4"><text:s text:c="4"/>samtools mpileup -f $REFERENCE $file &gt; pileups/${base}.pileup</text:p>
      <text:p text:style-name="P4">done</text:p>
      <text:p text:style-name="P4">7. Variant Calling (07_variant_calling.sh)</text:p>
      <text:p text:style-name="P4">bash</text:p>
      <text:p text:style-name="P4">#!/bin/bash</text:p>
      <text:p text:style-name="P4">#SBATCH --job-name=var_calling</text:p>
      <text:p text:style-name="P4">#SBATCH --output=logs/var_calling_%j.out</text:p>
      <text:p text:style-name="P4">#SBATCH --error=logs/var_calling_%j.err</text:p>
      <text:p text:style-name="P4">#SBATCH --time=12:00:00</text:p>
      <text:p text:style-name="P4">#SBATCH --mem=32G</text:p>
      <text:p text:style-name="P4">#SBATCH --cpus-per-task=8</text:p>
      <text:p text:style-name="P4"/>
      <text:p text:style-name="P4">module load varscan</text:p>
      <text:p text:style-name="P4"/>
      <text:p text:style-name="P4">for file in pileups/*.pileup; do</text:p>
      <text:p text:style-name="P4"><text:s text:c="4"/>base=$(basename $file .pileup)</text:p>
      <text:p text:style-name="P4"><text:s text:c="4"/>java -jar VarScan.jar mpileup2snp $file \</text:p>
      <text:p text:style-name="P4"><text:s text:c="8"/>--min-coverage 10 \</text:p>
      <text:p text:style-name="P4"><text:s text:c="8"/>--min-reads2 4 \</text:p>
      <text:p text:style-name="P4"><text:s text:c="8"/>--min-avg-qual 20 \</text:p>
      <text:p text:style-name="P4"><text:s text:c="8"/>--p-value 0.05 \</text:p>
      <text:p text:style-name="P4"><text:s text:c="8"/>--output-vcf 1 \</text:p>
      <text:p text:style-name="P4"><text:s text:c="8"/>&gt; variants/${base}.vcf</text:p>
      <text:p text:style-name="P4">done</text:p>
      <text:p text:style-name="P4">Workflow Management</text:p>
      <text:p text:style-name="P4">Sequential Submission:</text:p>
      <text:p text:style-name="P4"/>
      <text:p text:style-name="P4">bash</text:p>
      <text:p text:style-name="P4"># Submit jobs in order with dependencies</text:p>
      <text:p text:style-name="P4">JOB1=$(sbatch 01_fastqc.sh | awk '{print $4}')</text:p>
      <text:p text:style-name="P4">JOB2=$(sbatch --dependency=afterok:$JOB1 02_trimming.sh | awk '{print $4}')</text:p>
      <text:p text:style-name="P4">JOB3=$(sbatch --dependency=afterok:$JOB2 03_alignment.sh | awk '{print $4}')</text:p>
      <text:p text:style-name="P4"># Continue with remaining jobs...</text:p>
      <text:p text:style-name="P4">Alternative: Create one master script that calls all steps with appropriate #SBATCH directives for each se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ernan Rodrigo Perez Galvez</meta:initial-creator>
    <meta:creation-date>2025-07-16T00:24:17.825946600</meta:creation-date>
    <dc:date>2025-07-16T10:10:45.707375900</dc:date>
    <dc:creator>Fernan Rodrigo Perez Galvez</dc:creator>
    <meta:editing-duration>PT9H36M16S</meta:editing-duration>
    <meta:editing-cycles>1</meta:editing-cycles>
    <meta:document-statistic meta:table-count="0" meta:image-count="0" meta:object-count="0" meta:page-count="4" meta:paragraph-count="161" meta:word-count="545" meta:character-count="5147" meta:non-whitespace-character-count="4451"/>
    <meta:generator>LibreOffice/25.2.4.3$Windows_X86_64 LibreOffice_project/33e196637044ead23f5c3226cde09b47731f7e27</meta:generator>
  </office:meta>
</office:document-meta>
</file>